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e2f" officeooo:paragraph-rsid="00010e2f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Numbering_20_123">
      <style:paragraph-properties fo:text-align="start" style:justify-single-word="false"/>
      <style:text-properties officeooo:paragraph-rsid="000265ac"/>
    </style:style>
    <style:style style:name="P7" style:family="paragraph" style:parent-style-name="Text_20_body">
      <style:paragraph-properties fo:text-align="start" style:justify-single-word="false"/>
      <style:text-properties officeooo:rsid="000265ac" officeooo:paragraph-rsid="000265ac"/>
    </style:style>
    <style:style style:name="P8" style:family="paragraph" style:parent-style-name="Text_20_body" style:list-style-name="Numbering_20_123">
      <style:paragraph-properties fo:text-align="start" style:justify-single-word="false"/>
      <style:text-properties officeooo:rsid="0003e02b" officeooo:paragraph-rsid="0003e02b"/>
    </style:style>
    <style:style style:name="T1" style:family="text">
      <style:text-properties officeooo:rsid="00026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ese de doutorado</text:h>
      <text:p text:style-name="P1"/>
      <text:h text:style-name="P4" text:outline-level="2">IFCE</text:h>
      <text:p text:style-name="P1"/>
      <text:h text:style-name="P2" text:outline-level="3">Fulano da Silva dos Anzóis Pereira</text:h>
      <text:p text:style-name="P5"/>
      <text:h text:style-name="Heading_20_3" text:outline-level="3">Indice</text:h>
      <text:p text:style-name="P7"/>
      <text:list xml:id="list3343885744" text:style-name="Numbering_20_123">
        <text:list-item>
          <text:p text:style-name="P6"><text:span text:style-name="T1">Introdução</text:span></text:p>
        </text:list-item>
        <text:list-item>
          <text:p text:style-name="P8">outro</text:p>
        </text:list-item>
        <text:list-item>
          <text:p text:style-name="P8">mais u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2-10T11:42:17.527000000</dc:date>
    <meta:editing-duration>PT6M54S</meta:editing-duration>
    <meta:editing-cycles>4</meta:editing-cycles>
    <meta:document-statistic meta:table-count="0" meta:image-count="0" meta:object-count="0" meta:page-count="1" meta:paragraph-count="7" meta:word-count="18" meta:character-count="89" meta:non-whitespace-character-count="81"/>
  </office:meta>
</office:document-meta>
</file>